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8561" officeooo:paragraph-rsid="0021856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fo:language="en" fo:country="US" officeooo:rsid="00218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7">25th</text:span> of <text:span text:style-name="T4">November</text:span><text:span text:style-name="T3"> </text:span>202<text:span text:style-name="T3">5</text:span> under the <text:span text:style-name="T7">54th</text:span> PA Meeting.</text:p>
      <text:p text:style-name="P1"/>
      <text:p text:style-name="P1">The Assembly, recognising the current situation,</text:p>
      <text:p text:style-name="P1"/>
      <text:p text:style-name="P4">Constitutes the need to recognise the Futurist Commune’s claim to the mushroom island as is the result of deliberations by the M50-8 mushroom island committee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54-2: To recognise the claim resulting from the M50-8 committe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5T19:29:56.573181316</dc:date>
    <meta:editing-duration>PT3M6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3" meta:character-count="407" meta:non-whitespace-character-count="352"/>
  </office:meta>
</office:document-meta>
</file>